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font-name="Liberation Serif" fo:font-size="12pt" style:font-size-asian="12pt" style:font-size-complex="12pt"/>
    </style:style>
    <style:style style:name="P3" style:family="paragraph" style:parent-style-name="Standard" style:list-style-name="L1">
      <style:text-properties style:font-name="Liberation Serif" fo:font-size="12pt" officeooo:paragraph-rsid="000ad580" style:font-size-asian="12pt" style:font-size-complex="12pt"/>
    </style:style>
    <style:style style:name="P4" style:family="paragraph" style:parent-style-name="Standard" style:list-style-name="L1">
      <style:text-properties style:font-name="Liberation Serif" fo:font-size="12pt" officeooo:paragraph-rsid="000bcbee" style:font-size-asian="12pt" style:font-size-complex="12pt"/>
    </style:style>
    <style:style style:name="P5" style:family="paragraph" style:parent-style-name="Standard" style:list-style-name="L1">
      <style:text-properties style:font-name="Liberation Serif" fo:font-size="12pt" officeooo:rsid="000ad580" officeooo:paragraph-rsid="000ad580" style:font-size-asian="12pt" style:font-size-complex="12pt"/>
    </style:style>
    <style:style style:name="P6" style:family="paragraph" style:parent-style-name="Standard" style:list-style-name="L1">
      <style:text-properties style:font-name="Liberation Serif" fo:font-size="12pt" officeooo:rsid="000ad580" officeooo:paragraph-rsid="000bcbee" style:font-size-asian="12pt" style:font-size-complex="12pt"/>
    </style:style>
    <style:style style:name="P7" style:family="paragraph" style:parent-style-name="Standard" style:list-style-name="L1">
      <style:text-properties style:font-name="Liberation Serif" fo:font-size="12pt" fo:font-weight="normal" style:font-size-asian="12pt" style:font-weight-asian="normal" style:font-size-complex="12pt" style:font-weight-complex="normal"/>
    </style:style>
    <style:style style:name="P8" style:family="paragraph" style:parent-style-name="Standard" style:list-style-name="L1">
      <style:text-properties style:font-name="Liberation Serif" fo:font-size="12pt" fo:font-weight="normal" officeooo:paragraph-rsid="00086223" style:font-size-asian="12pt" style:font-weight-asian="normal" style:font-size-complex="12pt" style:font-weight-complex="normal"/>
    </style:style>
    <style:style style:name="P9" style:family="paragraph" style:parent-style-name="Standard" style:list-style-name="L1">
      <style:text-properties style:font-name="Liberation Serif" fo:font-size="12pt" fo:font-weight="bold" style:font-size-asian="12pt" style:font-weight-asian="bold" style:font-size-complex="12pt" style:font-weight-complex="bold"/>
    </style:style>
    <style:style style:name="T1" style:family="text">
      <style:text-properties style:font-name="Liberation Serif" fo:font-size="12pt" style:font-size-asian="12pt" style:font-size-complex="12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officeooo:rsid="00086223"/>
    </style:style>
    <style:style style:name="T5" style:family="text">
      <style:text-properties officeooo:rsid="00091502"/>
    </style:style>
    <style:style style:name="T6" style:family="text">
      <style:text-properties officeooo:rsid="000ad580"/>
    </style:style>
    <style:style style:name="T7" style:family="text">
      <style:text-properties officeooo:rsid="000bcbee"/>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6154021" text:style-name="L1">
        <text:list-item>
          <text:p text:style-name="P2">Overview</text:p>
          <text:list>
            <text:list-item>
              <text:p text:style-name="P1"><text:span text:style-name="T1">The Open Source Processor Emulator (QEMU) is a machine emulator and virtualizer. The releases found at </text:span><text:a xlink:type="simple" xlink:href="http://wiki.qemu.org/Main_Page"><text:span text:style-name="T1">http://wiki.qemu.org/Main_Page</text:span></text:a><text:span text:style-name="T1"> do not contain any </text:span><text:a xlink:type="simple" xlink:href="http://www.nvmexpress.org/"><text:span text:style-name="T1">http://www.nvmexpress.org/</text:span></text:a><text:span text:style-name="T1"> simulated hardware logic. However, QEMU release 0.13.9 was cloned from qemu.org and modified to implement a simulation engine which emulates a real NVM Express (NVME) hardware device. Further .git repository pull-commits have taken place and at the time of this writing, 2011-6-24, the nvme/qemu/.git repo is at revision 0.14.1.</text:span></text:p>
            </text:list-item>
            <text:list-item>
              <text:p text:style-name="P2">The QEMU source code may be compiled to execute upon a wide variety of host OSes. Once <text:s/>QEMU is running it can be made to virtualize an OS which can subsequently execute applications made to communicate with the simulated NVME hardware embedded within QEMU. This tutorial will walk through a single example of how to create a system from scratch which can fully execute the NVME compliance test suite (tnvme) against a simulated QEMU hardware device.</text:p>
            </text:list-item>
          </text:list>
        </text:list-item>
        <text:list-item>
          <text:p text:style-name="P2">Choosing a host</text:p>
          <text:list>
            <text:list-item>
              <text:p text:style-name="P2">The NVME specification documents the use of 64b pointer arithmetic, so it is wise to choose a hardware and software system which can read/write such quantities natively. Therefore this entire tutorial assumes the selection of a 64b CPU core(s) running a 64b Linux based OS. Furthermore, liberties in the design of the embedded simulated NVME hardware have been made, which almost certainly makes running against a 32 bit system problematic.</text:p>
            </text:list-item>
            <text:list-item>
              <text:p text:style-name="P2">The choice of which 64b host OS will compile and execute QEMU is not extremely important. However, it may make life easier if one were to select the same OS for both the host and the virtualized OS. This would allow faster compilations of applications upon a real host OS, rather than compiling within the virtualized OS. Please note that applications must run within the virtualized OS to take advantage of the simulated NVME hardware, but compilation doesn't have to occur there as long as both have an identical kernel. This tutorial chooses to utilize the same host and virtualized OSes, thus compiling the NVME compliance test suite can occur in either the host or the virtualized system.</text:p>
            </text:list-item>
            <text:list-item>
              <text:p text:style-name="P2">For the purposes of this tutorial, the chosen host OS was Ubuntu 10.10 Server 64b, kernel 2.6.35-22-server</text:p>
            </text:list-item>
          </text:list>
        </text:list-item>
        <text:list-item>
          <text:p text:style-name="P5">Get <text:span text:style-name="T7">the software</text:span></text:p>
          <text:list>
            <text:list-item>
              <text:p text:style-name="P6"><text:span text:style-name="T7">Create a directory called “nvme”. This is where all subsequent github repo's should be cloned.</text:span></text:p>
            </text:list-item>
            <text:list-item>
              <text:p text:style-name="P4"><text:span text:style-name="T7">Clone</text:span><text:span text:style-name="T6"> the </text:span><text:span text:style-name="T7">nvmeqemu repo</text:span><text:span text:style-name="T6"> from </text:span><text:a xlink:type="simple" xlink:href="https://github.com/nvmeqemu"><text:span text:style-name="T7">https://github.com/nvmeqemu</text:span></text:a><text:span text:style-name="T7"> </text:span></text:p>
            </text:list-item>
            <text:list-item>
              <text:p text:style-name="P4"><text:span text:style-name="T7">Clone all 3 repos from from </text:span><text:a xlink:type="simple" xlink:href="https://github.com/nvmecompliance"><text:span text:style-name="T7">https://github.com/nvmecompliance</text:span></text:a><text:span text:style-name="T7"> </text:span></text:p>
            </text:list-item>
            <text:list-item>
              <text:p text:style-name="P4"><text:span text:style-name="T7">After cloning you should have the following directory structure</text:span></text:p>
              <text:list>
                <text:list-item>
                  <text:p text:style-name="P4"><text:span text:style-name="T7">nvme/qemu</text:span></text:p>
                </text:list-item>
                <text:list-item>
                  <text:p text:style-name="P4"><text:span text:style-name="T7">nvme/tnvme</text:span></text:p>
                </text:list-item>
                <text:list-item>
                  <text:p text:style-name="P4"><text:span text:style-name="T7">nvme/dnvme</text:span></text:p>
                </text:list-item>
                <text:list-item>
                  <text:p text:style-name="P4"><text:span text:style-name="T7">nvme/manage</text:span></text:p>
                </text:list-item>
              </text:list>
            </text:list-item>
            <text:list-item>
              <text:p text:style-name="P3"><text:span text:style-name="T6">NOTE: This document makes certain assumptions about the knowledge of where to get the software</text:span><text:span text:style-name="T7">, how to clone a repo, what is the github workflow, etc</text:span><text:span text:style-name="T6"> I may be helpful to also reference the </text:span><text:span text:style-name="T7">compSuitePreso.pdf </text:span><text:span text:style-name="T6">presentation located at </text:span><text:a xlink:type="simple" xlink:href="https://github.com/nvmecompliance/tnvme/tree/master/Doc"><text:span text:style-name="T6">https://github.com/nvmecompliance/tnvme/tree/master/Doc</text:span></text:a><text:span text:style-name="T6"> for a </text:span><text:span text:style-name="T7">better</text:span><text:span text:style-name="T6"> understanding of the actions you will be expected to perform.</text:span></text:p>
            </text:list-item>
          </text:list>
        </text:list-item>
        <text:list-item>
          <text:p text:style-name="P2">Compile QEMU on the host OS</text:p>
          <text:list>
            <text:list-item>
              <text:p text:style-name="P2">Execute the shell script <text:span text:style-name="T2">nvme/manage/buildQemu.sh</text:span></text:p>
              <text:list>
                <text:list-item>
                  <text:p text:style-name="P7">If the script fails during the “.configure” operation you may need additional <text:soft-page-break/>libraries installed. For Ubuntu 10.10 Server 64b the following had to be performed.</text:p>
                  <text:list>
                    <text:list-item>
                      <text:p text:style-name="P7">sudo apt-get install linux-headers-2.6.35-22-server</text:p>
                    </text:list-item>
                    <text:list-item>
                      <text:p text:style-name="P7">sudo apt-get install zlib1g-dev</text:p>
                    </text:list-item>
                    <text:list-item>
                      <text:p text:style-name="P7">sudo apt-get install libsdl-dev</text:p>
                    </text:list-item>
                    <text:list-item>
                      <text:p text:style-name="P7">sudo apt-get install libaio-dev</text:p>
                    </text:list-item>
                  </text:list>
                </text:list-item>
              </text:list>
            </text:list-item>
            <text:list-item>
              <text:p text:style-name="P2">The resulting executable is nvme/qemu/x86_64-softmnu/qemu-system-x86_64/qemu-system-x86_64</text:p>
            </text:list-item>
          </text:list>
        </text:list-item>
        <text:list-item>
          <text:p text:style-name="P2">Make a virtual HD for QEMU</text:p>
          <text:list>
            <text:list-item>
              <text:p text:style-name="P2">Execute the shell script <text:span text:style-name="T2">nvme/manage/vdiskCreate.sh</text:span></text:p>
            </text:list-item>
          </text:list>
        </text:list-item>
        <text:list-item>
          <text:p text:style-name="P7">Locate and download a Linux based 64b OS to virtualize</text:p>
          <text:list>
            <text:list-item>
              <text:p text:style-name="P9">mkdir nvme/manage/vkernel</text:p>
            </text:list-item>
            <text:list-item>
              <text:p text:style-name="P7">Download the iso file into directory <text:span text:style-name="T2">nvme/manage/vkernel</text:span></text:p>
            </text:list-item>
          </text:list>
        </text:list-item>
        <text:list-item>
          <text:p text:style-name="P7">Install the chosen virtualized OS to the virtual HD</text:p>
          <text:list>
            <text:list-item>
              <text:p text:style-name="P9">cd nvme/manage</text:p>
            </text:list-item>
            <text:list-item>
              <text:p text:style-name="P9">./runQemu.sh &lt;your_virtual_HD_filename&gt; &lt;your_iso_image_filename&gt;</text:p>
              <text:list>
                <text:list-item>
                  <text:p text:style-name="P7">A terminal windows should launch into view booting from the supplied ISO file.</text:p>
                </text:list-item>
                <text:list-item>
                  <text:p text:style-name="P7">Follow through the usual actions to install the OS onto the virtual HD.</text:p>
                </text:list-item>
                <text:list-item>
                  <text:p text:style-name="P7">Feel free to partition/format/re-initialize virtual HD as necessary.</text:p>
                </text:list-item>
                <text:list-item>
                  <text:p text:style-name="P7">At the end of a successful installation reboot the virtual machine. The machine won't actually reboot, but it will stop all daemons and execute down to run level 1. At this point simply close the QEMU terminal window.</text:p>
                </text:list-item>
                <text:list-item>
                  <text:p text:style-name="P7">PROBLEMS?</text:p>
                  <text:list>
                    <text:list-item>
                      <text:p text:style-name="P7">Seeing “Could not access KVM kernel module: No such file or directory” ?</text:p>
                    </text:list-item>
                    <text:list-item>
                      <text:p text:style-name="P7">Seeing “failed to initialize KVM: No such file or directory” ?</text:p>
                      <text:list>
                        <text:list-item>
                          <text:p text:style-name="P7">1<text:span text:style-name="T3">st</text:span> make sure your system BIOS has enabled the “VT-X” or “Intel Virtualization Technology” features.</text:p>
                        </text:list-item>
                        <text:list-item>
                          <text:p text:style-name="P7">2<text:span text:style-name="T3">nd</text:span> verify you have installed the proper kernel module to take advantage of virtualization technology. Install “KVM” or “qemu-KVM” packages and reboot.</text:p>
                        </text:list-item>
                        <text:list-item>
                          <text:p text:style-name="P7">3<text:span text:style-name="T3">rd</text:span> If your CPU/PC doesn't support virtualization technology then this may not be a viable machine to use. In fact the qemu operation will be so slow it may <text:s/>simply frustrate you.</text:p>
                        </text:list-item>
                      </text:list>
                    </text:list-item>
                  </text:list>
                </text:list-item>
              </text:list>
            </text:list-item>
          </text:list>
        </text:list-item>
        <text:list-item>
          <text:p text:style-name="P7">Boot the virtual machine from the virtual HD</text:p>
          <text:list>
            <text:list-item>
              <text:p text:style-name="P9">cd nvme/manage</text:p>
            </text:list-item>
            <text:list-item>
              <text:p text:style-name="P9">./runQemu.sh &lt;your_virtual_HD_filename&gt;</text:p>
            </text:list-item>
          </text:list>
        </text:list-item>
        <text:list-item>
          <text:p text:style-name="P7">Virtual machine overhead (optional)</text:p>
          <text:list>
            <text:list-item>
              <text:p text:style-name="P7">There will most likely be some slowness in the virtual OS. This can be minimized by choosing to boot multiuser run level 3, i.e. the command line, no GUI environment.</text:p>
            </text:list-item>
            <text:list-item>
              <text:p text:style-name="P7">Boot to run level 3</text:p>
              <text:list>
                <text:list-item>
                  <text:p text:style-name="P7">Fedora/RHEL</text:p>
                  <text:list>
                    <text:list-item>
                      <text:p text:style-name="P9">sudo vi /etc/inittab</text:p>
                      <text:list>
                        <text:list-item>
                          <text:p text:style-name="P7">Seek for the line “id:5:initdefault:”</text:p>
                          <text:list>
                            <text:list-item>
                              <text:p text:style-name="P7">Change '5' to '3'</text:p>
                            </text:list-item>
                          </text:list>
                        </text:list-item>
                        <text:list-item>
                          <text:p text:style-name="P7">Save the file and reboot.</text:p>
                        </text:list-item>
                      </text:list>
                    </text:list-item>
                    <text:list-item>
                      <text:p text:style-name="P7">Command “telinit” can also change run levels dynamically</text:p>
                      <text:list>
                        <text:list-item>
                          <text:p text:style-name="P7">levels</text:p>
                          <text:list>
                            <text:list-item>
                              <text:p text:style-name="P7">0: shutdown</text:p>
                            </text:list-item>
                            <text:list-item>
                              <text:p text:style-name="P7">1: single user mode (root only)</text:p>
                            </text:list-item>
                            <text:list-item>
                              <text:p text:style-name="P7">2: multiuser, w/o networking</text:p>
                            </text:list-item>
                            <text:list-item>
                              <text:p text:style-name="P7"><text:soft-page-break/>3: multiuser</text:p>
                            </text:list-item>
                            <text:list-item>
                              <text:p text:style-name="P7">5: XWindows</text:p>
                            </text:list-item>
                            <text:list-item>
                              <text:p text:style-name="P7">6: restart</text:p>
                            </text:list-item>
                          </text:list>
                        </text:list-item>
                      </text:list>
                    </text:list-item>
                  </text:list>
                </text:list-item>
                <text:list-item>
                  <text:p text:style-name="P7">Ubuntu</text:p>
                  <text:list>
                    <text:list-item>
                      <text:p text:style-name="P9">sudo vim /etc/default/grub</text:p>
                      <text:list>
                        <text:list-item>
                          <text:p text:style-name="P7">Replace the line GRUB_CMDLINE_LINUX_DEFAULT="??????" with GRUB_CMDLINE_LINUX_DEFAULT="text"</text:p>
                        </text:list-item>
                      </text:list>
                    </text:list-item>
                    <text:list-item>
                      <text:p text:style-name="P9">sudo update-grub</text:p>
                    </text:list-item>
                    <text:list-item>
                      <text:p text:style-name="P9">sudo reboot</text:p>
                    </text:list-item>
                  </text:list>
                </text:list-item>
              </text:list>
            </text:list-item>
          </text:list>
        </text:list-item>
        <text:list-item>
          <text:p text:style-name="P7">Build and install the NVME compliance test driver</text:p>
          <text:list>
            <text:list-item>
              <text:p text:style-name="P7">Build the kernel module</text:p>
              <text:list>
                <text:list-item>
                  <text:p text:style-name="P9">cd nvme/dnvme</text:p>
                </text:list-item>
                <text:list-item>
                  <text:p text:style-name="P7">Edit the Makefile's KDIR variable to point to the location of your virtual machines installed header files.</text:p>
                </text:list-item>
                <text:list-item>
                  <text:p text:style-name="P9">make</text:p>
                </text:list-item>
              </text:list>
            </text:list-item>
            <text:list-item>
              <text:p text:style-name="P7">Install the kernel module in the virtual OS</text:p>
              <text:list>
                <text:list-item>
                  <text:p text:style-name="P9">sudo insmod dnvme.ko</text:p>
                </text:list-item>
              </text:list>
            </text:list-item>
          </text:list>
        </text:list-item>
        <text:list-item>
          <text:p text:style-name="P7">Build the NVME compliance test suite</text:p>
          <text:list>
            <text:list-item>
              <text:p text:style-name="P7">The tnvme test application must be able to find the virtualized NVME hardware. The hardware is made available to the virtualized OS due to the compiling of QEMU done previously. Thus, tnvme must be compiled to execute on the virtualized OS. If the host OS and the virtualized OS are identical then compilation can occur on the host OS. Otherwise the tnvme source must be made available to the virtualized OS environment to allow compiling.</text:p>
            </text:list-item>
            <text:list-item>
              <text:p text:style-name="P8"><text:span text:style-name="T4">For the latest </text:span><text:span text:style-name="T5">information</text:span><text:span text:style-name="T4"> </text:span><text:span text:style-name="T5">pertaining to dependencies </text:span><text:span text:style-name="T4">see: </text:span><text:a xlink:type="simple" xlink:href="https://github.com/nvmecompliance/tnvme/wiki/Compiling"><text:span text:style-name="T4">https://github.com/nvmecompliance/tnvme/wiki/Compiling</text:span></text:a><text:span text:style-name="T4"> </text:span></text:p>
            </text:list-item>
            <text:list-item>
              <text:p text:style-name="P9">cd nvme/tnvme</text:p>
            </text:list-item>
            <text:list-item>
              <text:p text:style-name="P9">make</text:p>
            </text:list-item>
          </text:list>
        </text:list-item>
        <text:list-item>
          <text:p text:style-name="P7">Run the NVME compliance test suite</text:p>
          <text:list>
            <text:list-item>
              <text:p text:style-name="P9">cd nvme/manage</text:p>
            </text:list-item>
            <text:list-item>
              <text:p text:style-name="P9">./runtnvme.sh</text:p>
              <text:list>
                <text:list-item>
                  <text:p text:style-name="P7">This shell script launches the tnvme test suites when running within the QEMU virtualized environment. QEMU does not support all the features that real hardware can/will support. Some tests must be skipped, and if forgotten this will cause QEMU to lock/freeze which can be annoying, so this script is recommended for use so one doesn't forget to avoid the annoyanc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4T15:17:07</meta:creation-date>
    <dc:date>2012-02-14T07:43:14</dc:date>
    <meta:editing-duration>PT02H52M29S</meta:editing-duration>
    <meta:editing-cycles>40</meta:editing-cycles>
    <meta:generator>OpenOffice.org/3.2$Unix OpenOffice.org_project/320m19$Build-9505</meta:generator>
    <dc:creator>Todd Rentmeester</dc:creator>
    <meta:document-statistic meta:table-count="0" meta:image-count="0" meta:object-count="0" meta:page-count="3" meta:paragraph-count="83" meta:word-count="1127" meta:character-count="7372"/>
  </office:meta>
</office:document-meta>
</file>